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CmapEntry.getUnicod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CmapEntry.getUnicod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CmapEntry.setUnicodeEnd( int unicode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CmapEntry.setUnicodeStart( int unicode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CmapEntry.TTFC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TFCmapEntry.TTFCmapEntry( int unicodeStart , int unicodeEnd , int glyph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TFCmapEntr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TFCmapEntry.setGlyphStartIndex( int glyph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CmapEntry.getGlyph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